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paragraph-rsid="00165814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bold" officeooo:rsid="00165814" officeooo:paragraph-rsid="00165814" style:font-size-asian="9pt" style:font-weight-asian="bold" style:font-size-complex="9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fo:font-weight="bold" officeooo:rsid="00165814" officeooo:paragraph-rsid="00165814" style:font-size-asian="9pt" style:font-weight-asian="bold" style:font-size-complex="9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paragraph-rsid="00165814" style:font-size-asian="9pt" style:font-size-complex="9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officeooo:rsid="00165814" officeooo:paragraph-rsid="00165814" style:font-size-asian="9pt" style:font-size-complex="9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font-size="9pt" fo:font-weight="bold" officeooo:paragraph-rsid="00165814" style:font-size-asian="9pt" style:font-weight-asian="bold" style:font-size-complex="9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font-size="9pt" style:font-size-asian="9pt" style:font-size-complex="9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font-size="9pt" officeooo:paragraph-rsid="00165814" style:font-size-asian="9pt" style:font-size-complex="9pt"/>
    </style:style>
    <style:style style:name="T1" style:family="text">
      <style:text-properties fo:color="#000000" style:font-name="Monospace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 style:font-size-complex="8pt"/>
    </style:style>
    <style:style style:name="T4" style:family="text">
      <style:text-properties fo:color="#ff0000" style:font-name="Monospace"/>
    </style:style>
    <style:style style:name="T5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ambda = 1.0</text:span></text:p>
      <text:p text:style-name="P7"><text:span text:style-name="T1">SampleCount= 33.0 Mean= 27.3 lambda=1.0 standardDeviation=2.2501461941</text:span></text:p>
      <text:p text:style-name="P7"><text:span text:style-name="T1">Value= -1.533168740300383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7.0 Mean= 28.55 lambda=1.0 standardDeviation=1.7312909695</text:span></text:p>
      <text:p text:style-name="P7"><text:span text:style-name="T1">Value= 0.1047143274549375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8.0 Mean= 27.3 lambda=1.0 standardDeviation=2.2501461941</text:span></text:p>
      <text:p text:style-name="P7"><text:span text:style-name="T1">Value= 0.6889091020683742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9.0 Mean= 28.55 lambda=1.0 standardDeviation=1.7312909695</text:span></text:p>
      <text:p text:style-name="P7"><text:span text:style-name="T1">Value= 0.7400783531320791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1.0 Mean= 27.3 lambda=1.0 standardDeviation=2.2501461941</text:span></text:p>
      <text:p text:style-name="P7"><text:span text:style-name="T1">Value= -0.6443376033528805</text:span></text:p>
      <text:p text:style-name="P7"><text:span text:style-name="T1">Evento inválido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7.0 Mean= 28.55 lambda=1.0 standardDeviation=1.7312909695</text:span></text:p>
      <text:p text:style-name="P7"><text:span text:style-name="T1">Value= 0.1047143274549375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2.0 Mean= 27.3 lambda=1.0 standardDeviation=2.2501461941</text:span></text:p>
      <text:p text:style-name="P7"><text:span text:style-name="T1">Value= -1.0887531718266321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6.0 Mean= 28.55 lambda=1.0 standardDeviation=1.7312909695</text:span></text:p>
      <text:p text:style-name="P7"><text:span text:style-name="T1">Value= -0.47288933225155394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8.0 Mean= 27.3 lambda=1.0 standardDeviation=2.2501461941</text:span></text:p>
      <text:p text:style-name="P7"><text:span text:style-name="T1">Value= 0.6889091020683742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0 standardDeviation=1.7312909695</text:span></text:p>
      <text:p text:style-name="P7"><text:span text:style-name="T1">Value= 0.6823179871614292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6.0 Mean= 27.3 lambda=1.0 standardDeviation=2.2501461941</text:span></text:p>
      <text:p text:style-name="P7"><text:span text:style-name="T1">Value= 0.42225976098412266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6.0 Mean= 28.55 lambda=1.0 standardDeviation=1.7312909695</text:span></text:p>
      <text:p text:style-name="P7"><text:span text:style-name="T1">Value= -0.47288933225155394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6.0 Mean= 27.3 lambda=1.0 standardDeviation=2.2501461941</text:span></text:p>
      <text:p text:style-name="P7"><text:span text:style-name="T1">Value= 0.42225976098412266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0 standardDeviation=1.7312909695</text:span></text:p>
      <text:p text:style-name="P7"><text:span text:style-name="T1">Value= 0.6823179871614292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3.0 Mean= 27.3 lambda=1.0 standardDeviation=2.2501461941</text:span></text:p>
      <text:p text:style-name="P7"><text:span text:style-name="T1">Value= -1.5331687403003835</text:span></text:p>
      <text:p text:style-name="P7"><text:span text:style-name="T1">Evento inválido</text:span></text:p>
      <text:p text:style-name="P7"><text:span text:style-name="T1"/></text:p>
      <text:p text:style-name="P7"><text:span text:style-name="T1"/></text:p>
      <text:p text:style-name="P7"><text:span text:style-name="T1">------------------------------------------------------------</text:span></text:p>
      <text:p text:style-name="P7"><text:soft-page-break/><text:span text:style-name="T1">SampleCount= 29.0 Mean= 28.55 lambda=1.0 standardDeviation=1.7312909695</text:span></text:p>
      <text:p text:style-name="P7"><text:span text:style-name="T1">Value= 0.7400783531320791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5.0 Mean= 27.3 lambda=1.0 standardDeviation=2.2501461941</text:span></text:p>
      <text:p text:style-name="P7"><text:span text:style-name="T1">Value= -0.02215580748962886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9.0 Mean= 28.55 lambda=1.0 standardDeviation=1.7312909695</text:span></text:p>
      <text:p text:style-name="P7"><text:span text:style-name="T1">Value= 0.7400783531320791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4.0 Mean= 27.3 lambda=1.0 standardDeviation=2.2501461941</text:span></text:p>
      <text:p text:style-name="P7"><text:span text:style-name="T1">Value= -0.466571375963380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9.0 Mean= 28.55 lambda=1.0 standardDeviation=1.7312909695</text:span></text:p>
      <text:p text:style-name="P7"><text:span text:style-name="T1">Value= 0.7400783531320791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6.0 Mean= 27.3 lambda=1.0 standardDeviation=2.2501461941</text:span></text:p>
      <text:p text:style-name="P7"><text:span text:style-name="T1">Value= 0.42225976098412266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31.0 Mean= 28.55 lambda=1.0 standardDeviation=1.7312909695</text:span></text:p>
      <text:p text:style-name="P7"><text:span text:style-name="T1">Value= -0.4151289662809041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8.0 Mean= 27.3 lambda=1.0 standardDeviation=2.2501461941</text:span></text:p>
      <text:p text:style-name="P7"><text:span text:style-name="T1">Value= 0.6889091020683742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0 standardDeviation=1.7312909695</text:span></text:p>
      <text:p text:style-name="P7"><text:span text:style-name="T1">Value= 0.6823179871614292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5.0 Mean= 27.3 lambda=1.0 standardDeviation=2.2501461941</text:span></text:p>
      <text:p text:style-name="P7"><text:span text:style-name="T1">Value= -0.02215580748962886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7.0 Mean= 28.55 lambda=1.0 standardDeviation=1.7312909695</text:span></text:p>
      <text:p text:style-name="P7"><text:span text:style-name="T1">Value= 0.1047143274549375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4.0 Mean= 27.3 lambda=1.0 standardDeviation=2.2501461941</text:span></text:p>
      <text:p text:style-name="P7"><text:span text:style-name="T1">Value= -0.466571375963380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30.0 Mean= 28.55 lambda=1.0 standardDeviation=1.7312909695</text:span></text:p>
      <text:p text:style-name="P7"><text:span text:style-name="T1">Value= 0.1624746934255875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7.0 Mean= 27.3 lambda=1.0 standardDeviation=2.2501461941</text:span></text:p>
      <text:p text:style-name="P7"><text:span text:style-name="T1">Value= 0.8666753294578742</text:span></text:p>
      <text:p text:style-name="P7"><text:span text:style-name="T1">Entrada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9.0 Mean= 28.55 lambda=1.0 standardDeviation=1.7312909695</text:span></text:p>
      <text:p text:style-name="P7"><text:span text:style-name="T1">Value= 0.7400783531320791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5.0 Mean= 27.3 lambda=1.0 standardDeviation=2.2501461941</text:span></text:p>
      <text:p text:style-name="P7"><text:span text:style-name="T1">Value= -0.022155807489628865</text:span></text:p>
      <text:p text:style-name="P7"><text:span text:style-name="T1">Evento inválido</text:span></text:p>
      <text:p text:style-name="P7"><text:soft-page-break/><text:span text:style-name="T1">------------------------------------------------------------</text:span></text:p>
      <text:p text:style-name="P7"><text:span text:style-name="T1">SampleCount= 29.0 Mean= 28.55 lambda=1.0 standardDeviation=1.7312909695</text:span></text:p>
      <text:p text:style-name="P7"><text:span text:style-name="T1">Value= 0.7400783531320791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7.0 Mean= 27.3 lambda=1.0 standardDeviation=2.2501461941</text:span></text:p>
      <text:p text:style-name="P7"><text:span text:style-name="T1">Value= 0.8666753294578742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32.0 Mean= 28.55 lambda=1.0 standardDeviation=1.7312909695</text:span></text:p>
      <text:p text:style-name="P7"><text:span text:style-name="T1">Value= -0.9927326259873956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30.0 Mean= 27.3 lambda=1.0 standardDeviation=2.2501461941</text:span></text:p>
      <text:p text:style-name="P7"><text:span text:style-name="T1">Value= -0.1999220348791288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8.0 Mean= 28.55 lambda=1.0 standardDeviation=1.7312909695</text:span></text:p>
      <text:p text:style-name="P7"><text:span text:style-name="T1">Value= 0.6823179871614292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2.0 Mean= 27.3 lambda=1.0 standardDeviation=2.2501461941</text:span></text:p>
      <text:p text:style-name="P7"><text:span text:style-name="T1">Value= -1.0887531718266321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8.0 Mean= 28.55 lambda=1.0 standardDeviation=1.7312909695</text:span></text:p>
      <text:p text:style-name="P7"><text:span text:style-name="T1">Value= 0.6823179871614292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8.0 Mean= 27.3 lambda=1.0 standardDeviation=2.2501461941</text:span></text:p>
      <text:p text:style-name="P7"><text:span text:style-name="T1">Value= 0.6889091020683742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7.0 Mean= 28.55 lambda=1.0 standardDeviation=1.7312909695</text:span></text:p>
      <text:p text:style-name="P7"><text:span text:style-name="T1">Value= 0.1047143274549375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2"><text:span text:style-name="T1">Total Entrada = 9</text:span></text:p>
      <text:p text:style-name="P10"><text:span text:style-name="T1">Total Salida = 16</text:span></text:p>
      <text:p text:style-name="P11"><text:span text:style-name="T1"/></text:p>
      <text:p text:style-name="P3"><text:span text:style-name="T1"/></text:p>
      <text:p text:style-name="P7"><text:span text:style-name="T1"/></text:p>
      <text:p text:style-name="P6"><text:span text:style-name="T1">Lambda = 1.5</text:span></text:p>
      <text:p text:style-name="P7"><text:span text:style-name="T1">SampleCount= 33.0 Mean= 27.3 lambda=1.5 standardDeviation=2.2501461941</text:span></text:p>
      <text:p text:style-name="P7"><text:span text:style-name="T1">Value= -0.6887791602002558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7.0 Mean= 28.55 lambda=1.5 standardDeviation=1.7312909695</text:span></text:p>
      <text:p text:style-name="P7"><text:span text:style-name="T1">Value= 0.4031428849699584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8.0 Mean= 27.3 lambda=1.5 standardDeviation=2.2501461941</text:span></text:p>
      <text:p text:style-name="P7"><text:span text:style-name="T1">Value= 0.7926060680455829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9.0 Mean= 28.55 lambda=1.5 standardDeviation=1.7312909695</text:span></text:p>
      <text:p text:style-name="P7"><text:span text:style-name="T1">Value= 0.8267189020880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1.0 Mean= 27.3 lambda=1.5 standardDeviation=2.2501461941</text:span></text:p>
      <text:p text:style-name="P7"><text:span text:style-name="T1">Value= -0.09622506890192017</text:span></text:p>
      <text:p text:style-name="P7"><text:span text:style-name="T1">Evento inválido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oft-page-break/><text:span text:style-name="T1">SampleCount= 27.0 Mean= 28.55 lambda=1.5 standardDeviation=1.7312909695</text:span></text:p>
      <text:p text:style-name="P7"><text:span text:style-name="T1">Value= 0.4031428849699584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2.0 Mean= 27.3 lambda=1.5 standardDeviation=2.2501461941</text:span></text:p>
      <text:p text:style-name="P7"><text:span text:style-name="T1">Value= -0.39250211455108786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6.0 Mean= 28.55 lambda=1.5 standardDeviation=1.7312909695</text:span></text:p>
      <text:p text:style-name="P7"><text:span text:style-name="T1">Value= 0.018073778498963966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8.0 Mean= 27.3 lambda=1.5 standardDeviation=2.2501461941</text:span></text:p>
      <text:p text:style-name="P7"><text:span text:style-name="T1">Value= 0.7926060680455829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5 standardDeviation=1.7312909695</text:span></text:p>
      <text:p text:style-name="P7"><text:span text:style-name="T1">Value= 0.7882119914409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6.0 Mean= 27.3 lambda=1.5 standardDeviation=2.2501461941</text:span></text:p>
      <text:p text:style-name="P7"><text:span text:style-name="T1">Value= 0.6148398406560818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6.0 Mean= 28.55 lambda=1.5 standardDeviation=1.7312909695</text:span></text:p>
      <text:p text:style-name="P7"><text:span text:style-name="T1">Value= 0.018073778498963966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6.0 Mean= 27.3 lambda=1.5 standardDeviation=2.2501461941</text:span></text:p>
      <text:p text:style-name="P7"><text:span text:style-name="T1">Value= 0.6148398406560818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5 standardDeviation=1.7312909695</text:span></text:p>
      <text:p text:style-name="P7"><text:span text:style-name="T1">Value= 0.7882119914409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3.0 Mean= 27.3 lambda=1.5 standardDeviation=2.2501461941</text:span></text:p>
      <text:p text:style-name="P7"><text:span text:style-name="T1">Value= -0.6887791602002558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9.0 Mean= 28.55 lambda=1.5 standardDeviation=1.7312909695</text:span></text:p>
      <text:p text:style-name="P7"><text:span text:style-name="T1">Value= 0.8267189020880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5.0 Mean= 27.3 lambda=1.5 standardDeviation=2.2501461941</text:span></text:p>
      <text:p text:style-name="P7"><text:span text:style-name="T1">Value= 0.3185627950069141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9.0 Mean= 28.55 lambda=1.5 standardDeviation=1.7312909695</text:span></text:p>
      <text:p text:style-name="P7"><text:span text:style-name="T1">Value= 0.8267189020880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4.0 Mean= 27.3 lambda=1.5 standardDeviation=2.2501461941</text:span></text:p>
      <text:p text:style-name="P7"><text:span text:style-name="T1">Value= 0.02228574935774641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9.0 Mean= 28.55 lambda=1.5 standardDeviation=1.7312909695</text:span></text:p>
      <text:p text:style-name="P7"><text:span text:style-name="T1">Value= 0.8267189020880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6.0 Mean= 27.3 lambda=1.5 standardDeviation=2.2501461941</text:span></text:p>
      <text:p text:style-name="P7"><text:span text:style-name="T1">Value= 0.6148398406560818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oft-page-break/><text:span text:style-name="T1">SampleCount= 31.0 Mean= 28.55 lambda=1.5 standardDeviation=1.7312909695</text:span></text:p>
      <text:p text:style-name="P7"><text:span text:style-name="T1">Value= 0.056580689146063956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8.0 Mean= 27.3 lambda=1.5 standardDeviation=2.2501461941</text:span></text:p>
      <text:p text:style-name="P7"><text:span text:style-name="T1">Value= 0.7926060680455829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5 standardDeviation=1.7312909695</text:span></text:p>
      <text:p text:style-name="P7"><text:span text:style-name="T1">Value= 0.7882119914409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5.0 Mean= 27.3 lambda=1.5 standardDeviation=2.2501461941</text:span></text:p>
      <text:p text:style-name="P7"><text:span text:style-name="T1">Value= 0.3185627950069141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7.0 Mean= 28.55 lambda=1.5 standardDeviation=1.7312909695</text:span></text:p>
      <text:p text:style-name="P7"><text:span text:style-name="T1">Value= 0.4031428849699584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4.0 Mean= 27.3 lambda=1.5 standardDeviation=2.2501461941</text:span></text:p>
      <text:p text:style-name="P7"><text:span text:style-name="T1">Value= 0.02228574935774641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30.0 Mean= 28.55 lambda=1.5 standardDeviation=1.7312909695</text:span></text:p>
      <text:p text:style-name="P7"><text:span text:style-name="T1">Value= 0.4416497956170584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7.0 Mean= 27.3 lambda=1.5 standardDeviation=2.2501461941</text:span></text:p>
      <text:p text:style-name="P7"><text:span text:style-name="T1">Value= 0.9111168863052495</text:span></text:p>
      <text:p text:style-name="P7"><text:span text:style-name="T1">Entrada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29.0 Mean= 28.55 lambda=1.5 standardDeviation=1.7312909695</text:span></text:p>
      <text:p text:style-name="P7"><text:span text:style-name="T1">Value= 0.8267189020880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5.0 Mean= 27.3 lambda=1.5 standardDeviation=2.2501461941</text:span></text:p>
      <text:p text:style-name="P7"><text:span text:style-name="T1">Value= 0.3185627950069141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9.0 Mean= 28.55 lambda=1.5 standardDeviation=1.7312909695</text:span></text:p>
      <text:p text:style-name="P7"><text:span text:style-name="T1">Value= 0.8267189020880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7.0 Mean= 27.3 lambda=1.5 standardDeviation=2.2501461941</text:span></text:p>
      <text:p text:style-name="P7"><text:span text:style-name="T1">Value= 0.9111168863052495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32.0 Mean= 28.55 lambda=1.5 standardDeviation=1.7312909695</text:span></text:p>
      <text:p text:style-name="P7"><text:span text:style-name="T1">Value= -0.3284884173249305</text:span></text:p>
      <text:p text:style-name="P7"><text:span text:style-name="T1">Evento inválido</text:span></text:p>
      <text:p text:style-name="P7"><text:span text:style-name="T1">------------------------------------------------------------</text:span></text:p>
      <text:p text:style-name="P7"><text:span text:style-name="T1">SampleCount= 30.0 Mean= 27.3 lambda=1.5 standardDeviation=2.2501461941</text:span></text:p>
      <text:p text:style-name="P7"><text:span text:style-name="T1">Value= 0.2000519767472474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8.0 Mean= 28.55 lambda=1.5 standardDeviation=1.7312909695</text:span></text:p>
      <text:p text:style-name="P7"><text:span text:style-name="T1">Value= 0.7882119914409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32.0 Mean= 27.3 lambda=1.5 standardDeviation=2.2501461941</text:span></text:p>
      <text:p text:style-name="P7"><text:span text:style-name="T1">Value= -0.39250211455108786</text:span></text:p>
      <text:p text:style-name="P7"><text:span text:style-name="T1">Evento inválido</text:span></text:p>
      <text:p text:style-name="P7"><text:soft-page-break/><text:span text:style-name="T1">------------------------------------------------------------</text:span></text:p>
      <text:p text:style-name="P7"><text:span text:style-name="T1">SampleCount= 28.0 Mean= 28.55 lambda=1.5 standardDeviation=1.7312909695</text:span></text:p>
      <text:p text:style-name="P7"><text:span text:style-name="T1">Value= 0.7882119914409528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7"><text:span text:style-name="T1">SampleCount= 28.0 Mean= 27.3 lambda=1.5 standardDeviation=2.2501461941</text:span></text:p>
      <text:p text:style-name="P7"><text:span text:style-name="T1">Value= 0.7926060680455829</text:span></text:p>
      <text:p text:style-name="P7"><text:span text:style-name="T1">Entrada</text:span></text:p>
      <text:p text:style-name="P7"><text:span text:style-name="T1">------------------------------------------------------------</text:span></text:p>
      <text:p text:style-name="P7"><text:span text:style-name="T1">SampleCount= 27.0 Mean= 28.55 lambda=1.5 standardDeviation=1.7312909695</text:span></text:p>
      <text:p text:style-name="P7"><text:span text:style-name="T1">Value= 0.4031428849699584</text:span></text:p>
      <text:p text:style-name="P7"><text:span text:style-name="T1">Salida</text:span></text:p>
      <text:p text:style-name="P7"><text:span text:style-name="T1">------------------------------------------------------------</text:span></text:p>
      <text:p text:style-name="P2"><text:span text:style-name="T1">Total Entrada = 15</text:span></text:p>
      <text:p text:style-name="P2"><text:span text:style-name="T1">Total Salida = 19</text:span></text:p>
      <text:p text:style-name="P12"><text:span text:style-name="T1"/></text:p>
      <text:p text:style-name="P13"><text:span text:style-name="T1"/></text:p>
      <text:p text:style-name="P8"><text:span text:style-name="T1"/></text:p>
      <text:p text:style-name="P4"><text:span text:style-name="T1">Lambda = 2.0</text:span></text:p>
      <text:p text:style-name="P9"><text:span text:style-name="T1">SampleCount= 33.0 Mean= 27.3 lambda=2.0 standardDeviation=2.2501461941</text:span></text:p>
      <text:p text:style-name="P9"><text:span text:style-name="T1">Value= -0.26658437015019176</text:span></text:p>
      <text:p text:style-name="P9"><text:span text:style-name="T1">Evento inválido</text:span></text:p>
      <text:p text:style-name="P9"><text:span text:style-name="T1">------------------------------------------------------------</text:span></text:p>
      <text:p text:style-name="P9"><text:span text:style-name="T1">SampleCount= 27.0 Mean= 28.55 lambda=2.0 standardDeviation=1.7312909695</text:span></text:p>
      <text:p text:style-name="P9"><text:span text:style-name="T1">Value= 0.5523571637274688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8.0 Mean= 27.3 lambda=2.0 standardDeviation=2.2501461941</text:span></text:p>
      <text:p text:style-name="P9"><text:span text:style-name="T1">Value= 0.8444545510341871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9.0 Mean= 28.55 lambda=2.0 standardDeviation=1.7312909695</text:span></text:p>
      <text:p text:style-name="P9"><text:span text:style-name="T1">Value= 0.870039176566039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31.0 Mean= 27.3 lambda=2.0 standardDeviation=2.2501461941</text:span></text:p>
      <text:p text:style-name="P9"><text:span text:style-name="T1">Value= 0.17783119832355976</text:span></text:p>
      <text:p text:style-name="P9"><text:span text:style-name="T1">Entrada</text:span></text:p>
      <text:p text:style-name="P9"><text:span text:style-name="T1">Evento inválido</text:span></text:p>
      <text:p text:style-name="P9"><text:span text:style-name="T1">------------------------------------------------------------</text:span></text:p>
      <text:p text:style-name="P9"><text:span text:style-name="T1">SampleCount= 27.0 Mean= 28.55 lambda=2.0 standardDeviation=1.7312909695</text:span></text:p>
      <text:p text:style-name="P9"><text:span text:style-name="T1">Value= 0.5523571637274688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32.0 Mean= 27.3 lambda=2.0 standardDeviation=2.2501461941</text:span></text:p>
      <text:p text:style-name="P9"><text:span text:style-name="T1">Value= -0.04437658591331606</text:span></text:p>
      <text:p text:style-name="P9"><text:span text:style-name="T1">Evento inválido</text:span></text:p>
      <text:p text:style-name="P9"><text:span text:style-name="T1">------------------------------------------------------------</text:span></text:p>
      <text:p text:style-name="P9"><text:span text:style-name="T1">SampleCount= 26.0 Mean= 28.55 lambda=2.0 standardDeviation=1.7312909695</text:span></text:p>
      <text:p text:style-name="P9"><text:span text:style-name="T1">Value= 0.26355533387422303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8.0 Mean= 27.3 lambda=2.0 standardDeviation=2.2501461941</text:span></text:p>
      <text:p text:style-name="P9"><text:span text:style-name="T1">Value= 0.8444545510341871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8.0 Mean= 28.55 lambda=2.0 standardDeviation=1.7312909695</text:span></text:p>
      <text:p text:style-name="P9"><text:span text:style-name="T1">Value= 0.8411589935807147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6.0 Mean= 27.3 lambda=2.0 standardDeviation=2.2501461941</text:span></text:p>
      <text:p text:style-name="P9"><text:span text:style-name="T1">Value= 0.7111298804920614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oft-page-break/><text:span text:style-name="T1">SampleCount= 26.0 Mean= 28.55 lambda=2.0 standardDeviation=1.7312909695</text:span></text:p>
      <text:p text:style-name="P9"><text:span text:style-name="T1">Value= 0.26355533387422303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6.0 Mean= 27.3 lambda=2.0 standardDeviation=2.2501461941</text:span></text:p>
      <text:p text:style-name="P9"><text:span text:style-name="T1">Value= 0.7111298804920614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8.0 Mean= 28.55 lambda=2.0 standardDeviation=1.7312909695</text:span></text:p>
      <text:p text:style-name="P9"><text:span text:style-name="T1">Value= 0.8411589935807147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33.0 Mean= 27.3 lambda=2.0 standardDeviation=2.2501461941</text:span></text:p>
      <text:p text:style-name="P9"><text:span text:style-name="T1">Value= -0.26658437015019176</text:span></text:p>
      <text:p text:style-name="P9"><text:span text:style-name="T1">Evento inválido</text:span></text:p>
      <text:p text:style-name="P9"><text:span text:style-name="T1">------------------------------------------------------------</text:span></text:p>
      <text:p text:style-name="P9"><text:span text:style-name="T1">SampleCount= 29.0 Mean= 28.55 lambda=2.0 standardDeviation=1.7312909695</text:span></text:p>
      <text:p text:style-name="P9"><text:span text:style-name="T1">Value= 0.870039176566039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5.0 Mean= 27.3 lambda=2.0 standardDeviation=2.2501461941</text:span></text:p>
      <text:p text:style-name="P9"><text:span text:style-name="T1">Value= 0.48892209625518557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9.0 Mean= 28.55 lambda=2.0 standardDeviation=1.7312909695</text:span></text:p>
      <text:p text:style-name="P9"><text:span text:style-name="T1">Value= 0.870039176566039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4.0 Mean= 27.3 lambda=2.0 standardDeviation=2.2501461941</text:span></text:p>
      <text:p text:style-name="P9"><text:span text:style-name="T1">Value= 0.26671431201830975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9.0 Mean= 28.55 lambda=2.0 standardDeviation=1.7312909695</text:span></text:p>
      <text:p text:style-name="P9"><text:span text:style-name="T1">Value= 0.870039176566039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6.0 Mean= 27.3 lambda=2.0 standardDeviation=2.2501461941</text:span></text:p>
      <text:p text:style-name="P9"><text:span text:style-name="T1">Value= 0.7111298804920614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31.0 Mean= 28.55 lambda=2.0 standardDeviation=1.7312909695</text:span></text:p>
      <text:p text:style-name="P9"><text:span text:style-name="T1">Value= 0.29243551685954794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8.0 Mean= 27.3 lambda=2.0 standardDeviation=2.2501461941</text:span></text:p>
      <text:p text:style-name="P9"><text:span text:style-name="T1">Value= 0.8444545510341871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8.0 Mean= 28.55 lambda=2.0 standardDeviation=1.7312909695</text:span></text:p>
      <text:p text:style-name="P9"><text:span text:style-name="T1">Value= 0.8411589935807147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5.0 Mean= 27.3 lambda=2.0 standardDeviation=2.2501461941</text:span></text:p>
      <text:p text:style-name="P9"><text:span text:style-name="T1">Value= 0.48892209625518557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7.0 Mean= 28.55 lambda=2.0 standardDeviation=1.7312909695</text:span></text:p>
      <text:p text:style-name="P9"><text:span text:style-name="T1">Value= 0.5523571637274688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4.0 Mean= 27.3 lambda=2.0 standardDeviation=2.2501461941</text:span></text:p>
      <text:p text:style-name="P9"><text:span text:style-name="T1">Value= 0.26671431201830975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oft-page-break/><text:span text:style-name="T1">SampleCount= 30.0 Mean= 28.55 lambda=2.0 standardDeviation=1.7312909695</text:span></text:p>
      <text:p text:style-name="P9"><text:span text:style-name="T1">Value= 0.5812373467127938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7.0 Mean= 27.3 lambda=2.0 standardDeviation=2.2501461941</text:span></text:p>
      <text:p text:style-name="P9"><text:span text:style-name="T1">Value= 0.9333376647289371</text:span></text:p>
      <text:p text:style-name="P9"><text:span text:style-name="T1">Entrada</text:span></text:p>
      <text:p text:style-name="P9"><text:span text:style-name="T1">Evento inválido</text:span></text:p>
      <text:p text:style-name="P9"><text:span text:style-name="T1">------------------------------------------------------------</text:span></text:p>
      <text:p text:style-name="P9"><text:span text:style-name="T1">SampleCount= 29.0 Mean= 28.55 lambda=2.0 standardDeviation=1.7312909695</text:span></text:p>
      <text:p text:style-name="P9"><text:span text:style-name="T1">Value= 0.870039176566039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5.0 Mean= 27.3 lambda=2.0 standardDeviation=2.2501461941</text:span></text:p>
      <text:p text:style-name="P9"><text:span text:style-name="T1">Value= 0.48892209625518557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9.0 Mean= 28.55 lambda=2.0 standardDeviation=1.7312909695</text:span></text:p>
      <text:p text:style-name="P9"><text:span text:style-name="T1">Value= 0.870039176566039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7.0 Mean= 27.3 lambda=2.0 standardDeviation=2.2501461941</text:span></text:p>
      <text:p text:style-name="P9"><text:span text:style-name="T1">Value= 0.9333376647289371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32.0 Mean= 28.55 lambda=2.0 standardDeviation=1.7312909695</text:span></text:p>
      <text:p text:style-name="P9"><text:span text:style-name="T1">Value= 0.0036336870063021776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30.0 Mean= 27.3 lambda=2.0 standardDeviation=2.2501461941</text:span></text:p>
      <text:p text:style-name="P9"><text:span text:style-name="T1">Value= 0.4000389825604356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8.0 Mean= 28.55 lambda=2.0 standardDeviation=1.7312909695</text:span></text:p>
      <text:p text:style-name="P9"><text:span text:style-name="T1">Value= 0.8411589935807147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32.0 Mean= 27.3 lambda=2.0 standardDeviation=2.2501461941</text:span></text:p>
      <text:p text:style-name="P9"><text:span text:style-name="T1">Value= -0.04437658591331606</text:span></text:p>
      <text:p text:style-name="P9"><text:span text:style-name="T1">Evento inválido</text:span></text:p>
      <text:p text:style-name="P9"><text:span text:style-name="T1">------------------------------------------------------------</text:span></text:p>
      <text:p text:style-name="P9"><text:span text:style-name="T1">SampleCount= 28.0 Mean= 28.55 lambda=2.0 standardDeviation=1.7312909695</text:span></text:p>
      <text:p text:style-name="P9"><text:span text:style-name="T1">Value= 0.8411589935807147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9"><text:span text:style-name="T1">SampleCount= 28.0 Mean= 27.3 lambda=2.0 standardDeviation=2.2501461941</text:span></text:p>
      <text:p text:style-name="P9"><text:span text:style-name="T1">Value= 0.8444545510341871</text:span></text:p>
      <text:p text:style-name="P9"><text:span text:style-name="T1">Entrada</text:span></text:p>
      <text:p text:style-name="P9"><text:span text:style-name="T1">------------------------------------------------------------</text:span></text:p>
      <text:p text:style-name="P9"><text:span text:style-name="T1">SampleCount= 27.0 Mean= 28.55 lambda=2.0 standardDeviation=1.7312909695</text:span></text:p>
      <text:p text:style-name="P9"><text:span text:style-name="T1">Value= 0.5523571637274688</text:span></text:p>
      <text:p text:style-name="P9"><text:span text:style-name="T1">Salida</text:span></text:p>
      <text:p text:style-name="P9"><text:span text:style-name="T1">------------------------------------------------------------</text:span></text:p>
      <text:p text:style-name="P5"><text:span text:style-name="T1">Total Entrada = 16</text:span></text:p>
      <text:p text:style-name="P5"><text:span text:style-name="T1">Total Salida = 2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30T18:55:50.030738044</meta:creation-date>
    <meta:printed-by>zero </meta:printed-by>
    <meta:print-date>2014-04-30T19:03:25.996898702</meta:print-date>
    <dc:date>2014-04-30T19:09:35.531042818</dc:date>
    <dc:creator>zero </dc:creator>
    <meta:editing-duration>P0D</meta:editing-duration>
    <meta:editing-cycles>1</meta:editing-cycles>
    <meta:document-statistic meta:table-count="0" meta:image-count="0" meta:object-count="0" meta:page-count="8" meta:paragraph-count="495" meta:word-count="1270" meta:character-count="19943" meta:non-whitespace-character-count="19168"/>
    <meta:generator>LibreOffice/4.1.3.2$Linux_X86_64 LibreOffice_project/410m0$Build-2</meta:generator>
  </office:meta>
</office:document-meta>
</file>